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TeXGyreSchola" svg:font-family="TeXGyreSchola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0099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3cm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eXGyreSchola" fo:font-size="26pt" style:font-size-asian="26pt" style:font-size-complex="2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Ubuntu Mono1"/>
    </style:style>
    <style:style style:name="P5" style:family="paragraph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Mono1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TeXGyreSchol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5.3cm" svg:y1="20.7cm" svg:x2="7cm" svg:y2="20.7cm">
          <text:p/>
        </draw:line>
        <draw:line draw:style-name="gr1" draw:text-style-name="P1" draw:layer="layout" svg:x1="3.599cm" svg:y1="9.398cm" svg:x2="8.695cm" svg:y2="9.398cm">
          <text:p/>
        </draw:line>
        <draw:line draw:style-name="gr1" draw:text-style-name="P1" draw:layer="layout" svg:x1="3.6cm" svg:y1="11.1cm" svg:x2="8.696cm" svg:y2="11.1cm">
          <text:p/>
        </draw:line>
        <draw:line draw:style-name="gr1" draw:text-style-name="P1" draw:layer="layout" svg:x1="3.6cm" svg:y1="12.8cm" svg:x2="8.696cm" svg:y2="12.8cm">
          <text:p/>
        </draw:line>
        <draw:line draw:style-name="gr1" draw:text-style-name="P1" draw:layer="layout" svg:x1="8.696cm" svg:y1="14.496cm" svg:x2="8.696cm" svg:y2="9.398cm">
          <text:p/>
        </draw:line>
        <draw:line draw:style-name="gr1" draw:text-style-name="P1" draw:layer="layout" svg:x1="3.598cm" svg:y1="14.495cm" svg:x2="3.598cm" svg:y2="9.398cm">
          <text:p/>
        </draw:line>
        <draw:line draw:style-name="gr1" draw:text-style-name="P1" draw:layer="layout" svg:x1="5.3cm" svg:y1="14.495cm" svg:x2="5.3cm" svg:y2="9.398cm">
          <text:p/>
        </draw:line>
        <draw:line draw:style-name="gr1" draw:text-style-name="P1" draw:layer="layout" svg:x1="7cm" svg:y1="14.496cm" svg:x2="7cm" svg:y2="9.398cm">
          <text:p/>
        </draw:line>
        <draw:custom-shape draw:style-name="gr2" draw:text-style-name="P1" draw:layer="layout" svg:width="1.695cm" svg:height="1.698cm" svg:x="5.303cm" svg:y="11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97cm" svg:height="1.702cm" svg:x="3.603cm" svg:y="12.798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97cm" svg:height="1.702cm" svg:x="7.003cm" svg:y="1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695cm" svg:height="1.698cm" svg:x="5.303cm" svg:y="9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695cm" svg:height="1.698cm" svg:x="7.003cm" svg:y="9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695cm" svg:height="1.698cm" svg:x="3.603cm" svg:y="9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97cm" svg:height="1.702cm" svg:x="3.603cm" svg:y="11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697cm" svg:height="1.702cm" svg:x="7.003cm" svg:y="11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6.158cm" svg:y1="11.995cm" svg:x2="4.358cm" svg:y2="11.995cm">
          <text:p/>
        </draw:line>
        <draw:line draw:style-name="gr5" draw:text-style-name="P1" draw:layer="layout" svg:x1="6.158cm" svg:y1="11.995cm" svg:x2="7.9cm" svg:y2="11.995cm">
          <text:p/>
        </draw:line>
        <draw:line draw:style-name="gr5" draw:text-style-name="P1" draw:layer="layout" svg:x1="6.153cm" svg:y1="11.995cm" svg:x2="6.153cm" svg:y2="10.095cm">
          <text:p/>
        </draw:line>
        <draw:custom-shape draw:style-name="gr6" draw:text-style-name="P1" draw:layer="layout" svg:width="0.1cm" svg:height="0.1cm" svg:x="6.104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156cm" svg:y1="13.944cm" svg:x2="6.156cm" svg:y2="12cm">
          <text:p/>
        </draw:line>
        <draw:line draw:style-name="gr1" draw:text-style-name="P1" draw:layer="layout" svg:x1="1.9cm" svg:y1="17.3cm" svg:x2="3.596cm" svg:y2="17.3cm">
          <text:p/>
        </draw:line>
        <draw:line draw:style-name="gr1" draw:text-style-name="P1" draw:layer="layout" svg:x1="3.6cm" svg:y1="19cm" svg:x2="5.296cm" svg:y2="19cm">
          <text:p/>
        </draw:line>
        <draw:line draw:style-name="gr1" draw:text-style-name="P1" draw:layer="layout" svg:x1="8.696cm" svg:y1="19cm" svg:x2="8.696cm" svg:y2="17.3cm">
          <text:p/>
        </draw:line>
        <draw:line draw:style-name="gr1" draw:text-style-name="P1" draw:layer="layout" svg:x1="3.598cm" svg:y1="19cm" svg:x2="3.598cm" svg:y2="17.3cm">
          <text:p/>
        </draw:line>
        <draw:line draw:style-name="gr1" draw:text-style-name="P1" draw:layer="layout" svg:x1="5.3cm" svg:y1="20.698cm" svg:x2="5.3cm" svg:y2="19cm">
          <text:p/>
        </draw:line>
        <draw:line draw:style-name="gr1" draw:text-style-name="P1" draw:layer="layout" svg:x1="7cm" svg:y1="20.699cm" svg:x2="7cm" svg:y2="19cm">
          <text:p/>
        </draw:line>
        <draw:line draw:style-name="gr1" draw:text-style-name="P1" draw:layer="layout" svg:x1="8.696cm" svg:y1="17.3cm" svg:x2="10.396cm" svg:y2="17.3cm">
          <text:p/>
        </draw:line>
        <draw:line draw:style-name="gr1" draw:text-style-name="P1" draw:layer="layout" svg:x1="7cm" svg:y1="19cm" svg:x2="8.7cm" svg:y2="19cm">
          <text:p/>
        </draw:line>
        <draw:frame draw:style-name="gr8" draw:layer="layout" svg:width="1.4cm" svg:height="1.15cm" svg:x="2.3cm" svg:y="16.5cm">
          <draw:text-box>
            <text:p>0</text:p>
          </draw:text-box>
        </draw:frame>
        <draw:frame draw:style-name="gr8" draw:layer="layout" svg:width="1.4cm" svg:height="1.15cm" svg:x="9.1cm" svg:y="16.5cm">
          <draw:text-box>
            <text:p>0</text:p>
          </draw:text-box>
        </draw:frame>
        <draw:frame draw:style-name="gr8" draw:layer="layout" svg:width="1.4cm" svg:height="1.15cm" svg:x="4cm" svg:y="18.2cm">
          <draw:text-box>
            <text:p>1</text:p>
          </draw:text-box>
        </draw:frame>
        <draw:frame draw:style-name="gr8" draw:layer="layout" svg:width="1.4cm" svg:height="1.15cm" svg:x="7.4cm" svg:y="18.2cm">
          <draw:text-box>
            <text:p>1</text:p>
          </draw:text-box>
        </draw:frame>
        <draw:frame draw:style-name="gr8" draw:layer="layout" svg:width="1.4cm" svg:height="1.15cm" svg:x="5.762cm" svg:y="19.9cm">
          <draw:text-box>
            <text:p>2</text:p>
          </draw:text-box>
        </draw:frame>
        <draw:frame draw:style-name="gr8" draw:layer="layout" svg:width="1.4cm" svg:height="1.15cm" svg:x="4cm" svg:y="11.5cm">
          <draw:text-box>
            <text:p>1</text:p>
          </draw:text-box>
        </draw:frame>
        <draw:frame draw:style-name="gr8" draw:layer="layout" svg:width="1.4cm" svg:height="1.15cm" svg:x="4cm" svg:y="13.2cm">
          <draw:text-box>
            <text:p>1</text:p>
          </draw:text-box>
        </draw:frame>
        <draw:frame draw:style-name="gr8" draw:layer="layout" svg:width="1.4cm" svg:height="1.15cm" svg:x="7.4cm" svg:y="13.2cm">
          <draw:text-box>
            <text:p>1</text:p>
          </draw:text-box>
        </draw:frame>
        <draw:frame draw:style-name="gr8" draw:layer="layout" svg:width="1.4cm" svg:height="1.15cm" svg:x="7.4cm" svg:y="11.5cm">
          <draw:text-box>
            <text:p>1</text:p>
          </draw:text-box>
        </draw:frame>
        <draw:frame draw:style-name="gr8" draw:layer="layout" svg:width="1.4cm" svg:height="1.15cm" svg:x="4cm" svg:y="9.8cm">
          <draw:text-box>
            <text:p>0</text:p>
          </draw:text-box>
        </draw:frame>
        <draw:frame draw:style-name="gr8" draw:layer="layout" svg:width="1.4cm" svg:height="1.15cm" svg:x="5.728cm" svg:y="9.8cm">
          <draw:text-box>
            <text:p>0</text:p>
          </draw:text-box>
        </draw:frame>
        <draw:frame draw:style-name="gr8" draw:layer="layout" svg:width="1.4cm" svg:height="1.15cm" svg:x="7.4cm" svg:y="9.8cm">
          <draw:text-box>
            <text:p>0</text:p>
          </draw:text-box>
        </draw:frame>
        <draw:frame draw:style-name="gr8" draw:layer="layout" svg:width="1.4cm" svg:height="1.15cm" svg:x="5.73cm" svg:y="13.2cm">
          <draw:text-box>
            <text:p>2</text:p>
          </draw:text-box>
        </draw:frame>
        <draw:frame draw:style-name="gr8" draw:layer="layout" svg:width="1.4cm" svg:height="1.15cm" svg:x="5.73cm" svg:y="11.5cm">
          <draw:text-box>
            <text:p>2</text:p>
          </draw:text-box>
        </draw:frame>
        <draw:custom-shape draw:style-name="gr4" draw:text-style-name="P1" draw:layer="layout" svg:width="1.695cm" svg:height="1.698cm" svg:x="15.503cm" svg:y="9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4cm" svg:height="1.15cm" svg:x="15.9cm" svg:y="9.8cm">
          <draw:text-box>
            <text:p>0</text:p>
          </draw:text-box>
        </draw:frame>
        <draw:custom-shape draw:style-name="gr3" draw:text-style-name="P2" draw:layer="layout" svg:width="1.697cm" svg:height="1.702cm" svg:x="13.203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4cm" svg:height="1.15cm" svg:x="13.6cm" svg:y="9.8cm">
          <draw:text-box>
            <text:p>1</text:p>
          </draw:text-box>
        </draw:frame>
        <draw:custom-shape draw:style-name="gr9" draw:text-style-name="P2" draw:layer="layout" svg:width="1.697cm" svg:height="1.702cm" svg:x="10.903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4cm" svg:height="1.15cm" svg:x="11.3cm" svg:y="9.8cm">
          <draw:text-box>
            <text:p>2</text:p>
          </draw:text-box>
        </draw:frame>
        <draw:frame draw:style-name="gr10" draw:text-style-name="P3" draw:layer="layout" svg:width="2.5cm" svg:height="1.55cm" svg:x="5.1cm" svg:y="21.25cm">
          <draw:text-box>
            <text:p><text:span text:style-name="T1">Image</text:span></text:p>
          </draw:text-box>
        </draw:frame>
        <draw:frame draw:style-name="gr10" draw:text-style-name="P3" draw:layer="layout" svg:width="2.7cm" svg:height="1.55cm" svg:x="4.874cm" svg:y="14.75cm">
          <draw:text-box>
            <text:p><text:span text:style-name="T1">Lattice</text:span></text:p>
          </draw:text-box>
        </draw:frame>
        <draw:frame draw:style-name="gr11" draw:text-style-name="P3" draw:layer="layout" svg:width="5.7cm" svg:height="1.05cm" svg:x="11.5cm" svg:y="14.75cm">
          <draw:text-box>
            <text:p><text:span text:style-name="T1">Probability Rule</text:span></text:p>
          </draw:text-box>
        </draw:frame>
        <draw:frame draw:style-name="gr12" draw:text-style-name="P4" draw:layer="layout" svg:width="5cm" svg:height="1cm" svg:x="11.7cm" svg:y="11.3cm">
          <draw:text-box>
            <text:p><text:span text:style-name="T2">Rule = “1 3 6”</text:span></text:p>
          </draw:text-box>
        </draw:frame>
        <draw:frame draw:style-name="gr10" draw:text-style-name="P5" draw:layer="layout" svg:width="2.7cm" svg:height="1.55cm" svg:x="10.374cm" svg:y="12.05cm">
          <draw:text-box>
            <text:p><text:span text:style-name="T3">weight</text:span></text:p>
          </draw:text-box>
        </draw:frame>
        <draw:frame draw:style-name="gr8" draw:layer="layout" svg:width="1.4cm" svg:height="1.15cm" svg:x="11.3cm" svg:y="13cm">
          <draw:text-box>
            <text:p>1</text:p>
          </draw:text-box>
        </draw:frame>
        <draw:frame draw:style-name="gr8" draw:layer="layout" svg:width="1.4cm" svg:height="1.15cm" svg:x="13.6cm" svg:y="13cm">
          <draw:text-box>
            <text:p>3</text:p>
          </draw:text-box>
        </draw:frame>
        <draw:frame draw:style-name="gr8" draw:layer="layout" svg:width="1.4cm" svg:height="1.15cm" svg:x="15.9cm" svg:y="13cm">
          <draw:text-box>
            <text:p>6</text:p>
          </draw:text-box>
        </draw:frame>
        <draw:custom-shape draw:style-name="gr13" draw:text-style-name="P1" draw:layer="layout" svg:width="7cm" svg:height="7.2cm" svg:x="2.7cm" svg:y="8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347cm" svg:height="7.2cm" svg:x="10.437cm" svg:y="8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9.199cm" svg:height="6.1cm" svg:x="1.575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98cm" svg:height="0.299cm" svg:x="7.4cm" svg:y="2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99cm" svg:height="0.298cm" svg:x="7.744cm" svg:y="20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091cm" svg:height="0.091cm" svg:x="7.515cm" svg:y="2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092cm" svg:height="0.091cm" svg:x="7.859cm" svg:y="2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306cm" svg:height="0.226cm" draw:transform="skewX (0.476474885794452) rotate (0.781558439043061) translate (7.56384058780232cm 20.3306989887861cm)" svg:viewBox="0 0 307 227" svg:d="M0 6c88-31 146 63 219 95l63 42 25 84">
          <text:p/>
        </draw:path>
        <draw:path draw:style-name="gr15" draw:text-style-name="P1" draw:layer="layout" svg:width="0.3cm" svg:height="0.181cm" draw:transform="skewX (0.234746784393237) rotate (-1.92719256005214) translate (7.65280421387228cm 20.6589805077808cm)" svg:viewBox="0 0 301 182" svg:d="M0 178c89 17 171-28 228-79l60-52 13-47">
          <text:p/>
        </draw:path>
        <draw:path draw:style-name="gr15" draw:text-style-name="P1" draw:layer="layout" svg:width="0.238cm" svg:height="0.175cm" draw:transform="skewX (-0.579274778736918) rotate (-1.16587994033221) translate (7.96951789704517cm 20.5757121790518cm)" svg:viewBox="0 0 239 176" svg:d="M0 4c69-18 115 26 162 52 45 26 95 68 71 117l-3 3">
          <text:p/>
        </draw:path>
        <draw:path draw:style-name="gr15" draw:text-style-name="P1" draw:layer="layout" svg:width="0.343cm" svg:height="0.176cm" draw:transform="skewX (0.00261799387799153) rotate (-1.76522600546707) translate (7.71135196440362cm 20.9677645059715cm)" svg:viewBox="0 0 344 177" svg:d="M0 167c67-6 141 35 201-15l56-61 57-54 30-37">
          <text:p/>
        </draw:path>
        <draw:path draw:style-name="gr15" draw:text-style-name="P1" draw:layer="layout" svg:width="0.371cm" svg:height="0.207cm" draw:transform="skewX (-0.00471238898038478) rotate (-1.06971229854732) translate (7.97015503607809cm 20.9513814162659cm)" svg:viewBox="0 0 372 208" svg:d="M0 4c71-7 145-6 214 14 69 19 118 81 149 144l9 46">
          <text:p/>
        </draw:path>
        <draw:path draw:style-name="gr15" draw:text-style-name="P1" draw:layer="layout" svg:width="0.407cm" svg:height="0.08cm" draw:transform="skewX (-0.0151843644923507) rotate (-0.10175269539127) translate (7.59103291500904cm 20.8631285655062cm)" svg:viewBox="0 0 408 81" svg:d="M0 78c67 7 138-31 201-8 74 27 142-2 198-38l9-32">
          <text:p/>
        </draw:path>
        <draw:path draw:style-name="gr16" draw:text-style-name="P1" draw:layer="layout" svg:width="0.251cm" svg:height="0.185cm" draw:transform="skewX (-0.256563400043166) rotate (-0.794473875507819) translate (7.68223573657082cm 20.5292544984341cm)" svg:viewBox="0 0 252 186" svg:d="M0 186c204 0 252-186 252-186">
          <text:p/>
        </draw:path>
        <draw:path draw:style-name="gr15" draw:text-style-name="P1" draw:layer="layout" svg:width="0.406cm" svg:height="0.723cm" draw:transform="skewX (0.00209439510239315) rotate (-1.78861341744379) translate (8.34758755855319cm 21.447731349594cm)" svg:viewBox="0 0 407 724" svg:d="M21 721c66 4 136 9 195-19 69-31 119-125 98-202-31-115 94-63 93-170-1-71-21-137-21-206-1-89-85-118-146-124-69-6-153 67-120 133 38 74-33 144-98 146l-22 67 14 34">
          <text:p/>
        </draw:path>
        <draw:path draw:style-name="gr15" draw:text-style-name="P1" draw:layer="layout" svg:width="0.225cm" svg:height="0.078cm" draw:transform="rotate (-0.584336233567702) translate (7.69411055521564cm 21.2535711969194cm)" svg:viewBox="0 0 226 79" svg:d="M0 77c71 9 147-11 201-60l25-17">
          <text:p/>
        </draw:path>
        <draw:polyline draw:style-name="gr15" draw:text-style-name="P1" draw:layer="layout" svg:width="0.154cm" svg:height="0.095cm" draw:transform="rotate (-1.46398217657284) translate (8.05859255481897cm 21.4450025497195cm)" svg:viewBox="0 0 155 96" draw:points="0,0 61,1 124,44 155,96">
          <text:p/>
        </draw:polyline>
        <draw:custom-shape draw:style-name="gr17" draw:text-style-name="P2" draw:layer="layout" svg:width="1.7cm" svg:height="1.698cm" svg:x="11.045cm" svg:y="3.404cm">
          <text:p text:style-name="P1"><text:span text:style-name="T4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7cm" svg:height="1.698cm" svg:x="7.646cm" svg:y="3.405cm">
          <text:p text:style-name="P1"><text:span text:style-name="T4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7cm" svg:height="1.698cm" svg:x="11.046cm" svg:y="1.705cm">
          <text:p text:style-name="P1"><text:span text:style-name="T4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7cm" svg:height="1.698cm" svg:x="7.646cm" svg:y="1.705cm">
          <text:p text:style-name="P1"><text:span text:style-name="T4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7cm" svg:height="1.698cm" svg:x="9.346cm" svg:y="0.005cm">
          <text:p text:style-name="P1"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7cm" svg:height="1.698cm" svg:x="9.346cm" svg:y="5.105cm">
          <text:p text:style-name="P1"><text:span text:style-name="T4">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TeXGyreSchola" svg:font-family="TeXGyreSchola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4:31:52.367592584</meta:creation-date>
    <dc:date>2014-09-08T20:43:03.509600302</dc:date>
    <meta:editing-duration>PT38M15S</meta:editing-duration>
    <meta:editing-cycles>7</meta:editing-cycles>
    <meta:generator>LibreOffice/4.2.6.3$Linux_X86_64 LibreOffice_project/420m0$Build-3</meta:generator>
    <meta:document-statistic meta:object-count="80"/>
  </office:meta>
</office:document-meta>
</file>